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000000" draw:marker-start-width="0.509cm" draw:marker-end-width="0.509cm" draw:fill="none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ff0000" draw:marker-start-width="0.509cm" draw:marker-end-width="0.509cm" draw:fill="none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svg:stroke-color="#ff950e" draw:fill-color="#ffd320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778cm"/>
    </style:style>
    <style:style style:name="gr9" style:family="graphic" style:parent-style-name="standard">
      <style:graphic-properties svg:stroke-color="#ff0000" draw:fill-color="#ffd32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ff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ndara"/>
    </style:style>
    <style:style style:name="P3" style:family="paragraph">
      <style:text-properties style:font-name="Calibri"/>
    </style:style>
    <style:style style:name="T1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1.778cm" svg:x="5.826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24.241cm" svg:y="15.3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0.254cm" svg:x="19.288cm" svg:y="15.2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016cm" svg:x="5.826cm" svg:y="7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065cm" svg:height="0.254cm" svg:x="14.335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0.254cm" svg:x="9.255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413cm" svg:height="3.556cm" svg:x="5.699cm" svg:y="7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37cm" svg:height="4.191cm" svg:x="9.128cm" svg:y="6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319cm" svg:height="5.207cm" svg:x="14.208cm" svg:y="5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5cm" svg:height="1.14cm" svg:x="6.211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6.592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6.973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7.35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7.731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5.826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6.592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6.973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7.354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7.731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9.263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9.644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0.025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0.402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0.783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9.263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9.644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0.02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0.406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0.783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1.16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1.541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1.922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2.299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2.68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1.16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1.541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1.922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2.303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2.68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4.343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4.724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5.105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5.482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5.863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4.343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4.724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5.10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5.486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5.863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6.248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6.629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7.01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7.387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7.768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6.248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6.629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7.01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7.391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7.768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8.145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8.526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8.907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9.284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9.665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8.145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8.52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8.90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9.288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9.665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20.058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0.439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0.82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1.197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21.578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0.058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0.439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0.82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21.201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21.578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21.955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2.336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2.717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3.094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23.475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1.955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2.33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2.71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23.098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23.475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23.86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4.241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4.622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4.999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25.38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3.86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4.241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4.622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25.003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25.38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5.765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6.142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25.76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26.146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.937cm" svg:y1="9.509cm" svg:x2="26.94cm" svg:y2="9.509cm">
          <text:p/>
        </draw:line>
        <draw:g xml:id="id1" draw:id="id1">
          <draw:custom-shape draw:style-name="gr6" draw:text-style-name="P2" draw:layer="layout" svg:width="0.25cm" svg:height="1.14cm" svg:x="7.358cm" svg:y="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25cm" svg:height="1.14cm" svg:x="7.739cm" svg:y="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25cm" svg:height="1.14cm" svg:x="8.116cm" svg:y="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25cm" svg:height="1.14cm" svg:x="8.501cm" svg:y="2.0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25cm" svg:height="1.397cm" svg:x="8.878cm" svg:y="1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3" draw:layer="layout" svg:width="4.82cm" svg:height="1.03cm" svg:x="1.381cm" svg:y="2.197cm">
          <draw:text-box>
            <text:p text:style-name="P3"><text:span text:style-name="T1">Remaining tasks:</text:span></text:p>
          </draw:text-box>
        </draw:frame>
        <draw:frame draw:style-name="gr8" draw:text-style-name="P3" draw:layer="layout" svg:width="3.683cm" svg:height="2.588cm" svg:x="1.191cm" svg:y="8.598cm">
          <draw:text-box>
            <text:p text:style-name="P3"><text:span text:style-name="T1">Smallest block first</text:span></text:p>
            <text:p text:style-name="P3"><text:span text:style-name="T1">(good)</text:span></text:p>
          </draw:text-box>
        </draw:frame>
        <draw:custom-shape draw:style-name="gr3" draw:text-style-name="P1" draw:layer="layout" svg:width="2.413cm" svg:height="3.556cm" svg:x="24.114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1.14cm" svg:x="24.626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5.007cm" svg:y="1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5.388cm" svg:y="1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5.765cm" svg:y="1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1.14cm" svg:x="26.146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4.241cm" svg:y="1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5.007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5.388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762cm" svg:x="25.769cm" svg:y="15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762cm" svg:x="26.146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937cm" svg:height="4.191cm" svg:x="19.161cm" svg:y="13.3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5cm" svg:height="1.14cm" svg:x="19.296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19.677cm" svg:y="1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0.058cm" svg:y="1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0.435cm" svg:y="1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1.14cm" svg:x="20.816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19.296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19.677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0.058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762cm" svg:x="20.439cm" svg:y="15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762cm" svg:x="20.816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1.14cm" svg:x="21.193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1.574cm" svg:y="1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1.955cm" svg:y="1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2.332cm" svg:y="1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1.14cm" svg:x="22.713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1.193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1.574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889cm" svg:x="21.955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762cm" svg:x="22.336cm" svg:y="15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25cm" svg:height="0.762cm" svg:x="22.713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319cm" svg:height="5.207cm" svg:x="5.699cm" svg:y="12.2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5cm" svg:height="1.14cm" svg:x="5.834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6.215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6.596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6.973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7.354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5.834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6.215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6.596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6.977cm" svg:y="15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7.354cm" svg:y="15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7.739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8.12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8.501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8.878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9.259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7.739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8.12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8.501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8.882cm" svg:y="15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9.259cm" svg:y="15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9.636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0.017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0.398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0.775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1.156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9.636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0.017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0.398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0.779cm" svg:y="15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1.156cm" svg:y="15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1.549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1.93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2.311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2.688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3.069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1.549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1.93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2.311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2.692cm" svg:y="15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3.069cm" svg:y="15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3.446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3.827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4.208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4.585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4.966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3.446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3.827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4.208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4.589cm" svg:y="15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4.966cm" svg:y="15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5.351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5.732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6.113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6.49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1.14cm" svg:x="16.871cm" svg:y="16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5.351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5.732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6.113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6.494cm" svg:y="15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6.871cm" svg:y="15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7.256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7.633cm" svg:y="1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889cm" svg:x="17.256cm" svg:y="15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5cm" svg:height="0.762cm" svg:x="17.637cm" svg:y="15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.938cm" svg:y1="15.96cm" svg:x2="26.941cm" svg:y2="15.96cm">
          <text:p/>
        </draw:line>
        <draw:frame draw:style-name="gr8" draw:text-style-name="P3" draw:layer="layout" svg:width="3.683cm" svg:height="2.588cm" svg:x="1.192cm" svg:y="15.049cm">
          <draw:text-box>
            <text:p text:style-name="P3"><text:span text:style-name="T1">Largest block first</text:span></text:p>
            <text:p text:style-name="P3"><text:span text:style-name="T1">(bad)</text:span></text:p>
          </draw:text-box>
        </draw:frame>
        <draw:connector draw:style-name="gr10" draw:text-style-name="P1" draw:layer="layout" draw:type="curve" svg:x1="8.243cm" svg:y1="3.159cm" svg:x2="6.905cm" svg:y2="7.477cm" draw:start-shape="id1" draw:start-glue-point="2" draw:end-shape="id2" draw:end-glue-point="0" svg:d="M8243 3159c0 3201-1338 1042-1338 4318" svg:viewBox="0 0 1339 4319">
          <text:p/>
        </draw:connector>
        <draw:connector draw:style-name="gr10" draw:text-style-name="P1" draw:layer="layout" draw:type="curve" svg:x1="8.243cm" svg:y1="3.159cm" svg:x2="11.858cm" svg:y2="12.277cm" draw:start-shape="id1" draw:start-glue-point="2" svg:d="M8243 3159c0 7215 3615 2656 3615 9118" svg:viewBox="0 0 3616 9119">
          <text:p/>
        </draw:connector>
        <draw:custom-shape draw:style-name="gr6" draw:text-style-name="P2" draw:layer="layout" svg:width="0.25cm" svg:height="1.14cm" svg:x="7.354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5cm" svg:height="1.14cm" svg:x="6.973cm" svg:y="7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5cm" svg:height="1.14cm" svg:x="6.592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5cm" svg:height="1.14cm" svg:x="6.211cm" svg:y="8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5cm" svg:height="1.397cm" svg:x="5.83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5cm" svg:height="1.14cm" svg:x="6.211cm" svg:y="14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5cm" svg:height="1.14cm" svg:x="6.592cm" svg:y="14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5cm" svg:height="1.14cm" svg:x="6.969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5cm" svg:height="1.14cm" svg:x="7.354cm" svg:y="14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5cm" svg:height="1.397cm" svg:x="5.8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78cm" svg:height="1.016cm" svg:x="15.605cm" svg:y="1.2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778cm" svg:height="1.016cm" svg:x="15.605cm" svg:y="2.65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185cm" svg:height="1.03cm" svg:x="10.652cm" svg:y="1.254cm">
          <draw:text-box>
            <text:p text:style-name="P3"><text:span text:style-name="T1">Blocks to keep</text:span></text:p>
          </draw:text-box>
        </draw:frame>
        <draw:frame draw:style-name="gr7" draw:text-style-name="P3" draw:layer="layout" svg:width="3.669cm" svg:height="1.03cm" svg:x="10.92cm" svg:y="2.651cm">
          <draw:text-box>
            <text:p text:style-name="P3"><text:span text:style-name="T1">Blocks to kill</text:span></text:p>
          </draw:text-box>
        </draw:frame>
        <draw:line draw:style-name="gr5" draw:text-style-name="P1" draw:layer="layout" svg:x1="23.098cm" svg:y1="1.762cm" svg:x2="25.638cm" svg:y2="1.762cm">
          <text:p/>
        </draw:line>
        <draw:frame draw:style-name="gr7" draw:text-style-name="P3" draw:layer="layout" svg:width="3.33cm" svg:height="1.03cm" svg:x="19.167cm" svg:y="1.254cm">
          <draw:text-box>
            <text:p text:style-name="P3"><text:span text:style-name="T1">“</text:span><text:span text:style-name="T1">Now” line</text:span></text:p>
          </draw:text-box>
        </draw:frame>
        <draw:custom-shape draw:style-name="gr1" draw:text-style-name="P1" draw:layer="layout" svg:width="2.413cm" svg:height="1.016cm" svg:x="23.225cm" svg:y="2.65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058cm" svg:height="1.03cm" svg:x="18.907cm" svg:y="2.651cm">
          <draw:text-box>
            <text:p text:style-name="P3"><text:span text:style-name="T1">Wasted sp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8T20:19:22.879892664</meta:creation-date>
    <dc:date>2015-02-08T20:54:39.665869985</dc:date>
    <meta:editing-duration>PT25M39S</meta:editing-duration>
    <meta:editing-cycles>9</meta:editing-cycles>
    <meta:generator>LibreOffice/4.2.7.2$Linux_x86 LibreOffice_project/420m0$Build-2</meta:generator>
    <meta:document-statistic meta:object-count="231"/>
  </office:meta>
</office:document-meta>
</file>